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1" style:family="table-cell" style:parent-style-name="Default" style:data-style-name="N121"/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table:style-name="ce5"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2.680905" calcext:value-type="float">
            <text:p>2.6809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8"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table:style-name="ce24"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8"/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9" calcext:value-type="date">
            <text:p>2022-03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9" calcext:value-type="date">
            <text:p>2022-03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5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4">
          <table:table-cell table:style-name="Default" table:number-columns-repeated="18"/>
          <table:table-cell table:style-name="ce21" table:number-columns-repeated="10"/>
          <table:table-cell table:style-name="Default"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style-name="ce21" table:number-columns-repeated="10"/>
          <table:table-cell table:style-name="Default" table:number-columns-repeated="996"/>
        </table:table-row>
        <table:table-row table:style-name="ro1" table:number-rows-repeated="1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2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继续kitti调参</text:p>
          </table:table-cell>
          <table:table-cell table:number-columns-repeated="4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.000000</text:p>
          </table:table-cell>
          <table:table-cell/>
          <table:table-cell office:value-type="float" office:value="2" calcext:value-type="float">
            <text:p>2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100000" calcext:value-type="float">
            <text:p>100000.000000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29T13:41:04.559204733</dc:date>
    <meta:editing-duration>P76DT17H41M47S</meta:editing-duration>
    <meta:editing-cycles>828</meta:editing-cycles>
    <meta:generator>LibreOffice/6.4.7.2$Linux_X86_64 LibreOffice_project/40$Build-2</meta:generator>
    <meta:document-statistic meta:table-count="1" meta:cell-count="3158" meta:object-count="0"/>
  </office:meta>
</office:document-meta>
</file>